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2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3" style:family="paragraph" style:parent-style-name="Standard">
      <style:text-properties fo:font-weight="normal" officeooo:rsid="01325eda" officeooo:paragraph-rsid="01325eda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6281ba" officeooo:paragraph-rsid="01376941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8" style:family="paragraph" style:parent-style-name="Standard" style:list-style-name="L9">
      <style:text-properties fo:font-weight="normal" officeooo:rsid="00122177" officeooo:paragraph-rsid="007b6d5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40" style:family="paragraph" style:parent-style-name="Standard" style:list-style-name="L9">
      <style:text-properties fo:font-weight="normal" officeooo:rsid="0071373a" officeooo:paragraph-rsid="007b6d5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66d774" officeooo:paragraph-rsid="01376941" style:font-weight-asian="normal" style:font-weight-complex="normal"/>
    </style:style>
    <style:style style:name="P56" style:family="paragraph" style:parent-style-name="Standard" style:list-style-name="L5">
      <style:text-properties fo:font-weight="normal" officeooo:rsid="005a86b2" officeooo:paragraph-rsid="01376941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12d9f6e" officeooo:paragraph-rsid="012d9f6e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1325eda" officeooo:paragraph-rsid="01325eda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380880" officeooo:paragraph-rsid="01380880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3bb68c" officeooo:paragraph-rsid="013f536f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3bb68c" officeooo:paragraph-rsid="0145d95a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3bb68c" officeooo:paragraph-rsid="01475a2c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3bb68c" officeooo:paragraph-rsid="01477d1c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3bb68c" officeooo:paragraph-rsid="014850e1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3bb68c" officeooo:paragraph-rsid="014a24ee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45d95a" officeooo:paragraph-rsid="0145d95a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3f536f" officeooo:paragraph-rsid="013f536f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4490bd" officeooo:paragraph-rsid="0145d95a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477d1c" officeooo:paragraph-rsid="01477d1c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1477d1c" officeooo:paragraph-rsid="014a24ee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1476eda" officeooo:paragraph-rsid="01475a2c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1476eda" officeooo:paragraph-rsid="01477d1c" style:font-weight-asian="normal" style:font-weight-complex="normal"/>
    </style:style>
    <style:style style:name="P75" style:family="paragraph" style:parent-style-name="Standard" style:list-style-name="L7">
      <style:text-properties fo:font-weight="normal" officeooo:rsid="01476eda" officeooo:paragraph-rsid="014a24ee" style:font-weight-asian="normal" style:font-weight-complex="normal"/>
    </style:style>
    <style:style style:name="P76" style:family="paragraph" style:parent-style-name="Standard" style:list-style-name="L7">
      <style:text-properties fo:font-weight="normal" officeooo:rsid="014850e1" officeooo:paragraph-rsid="014a24ee" style:font-weight-asian="normal" style:font-weight-complex="normal"/>
    </style:style>
    <style:style style:name="P77" style:family="paragraph" style:parent-style-name="Standard" style:list-style-name="L7">
      <style:text-properties fo:font-weight="normal" officeooo:rsid="014a24ee" officeooo:paragraph-rsid="014a24ee" style:font-weight-asian="normal" style:font-weight-complex="normal"/>
    </style:style>
    <style:style style:name="P78" style:family="paragraph" style:parent-style-name="Standard" style:list-style-name="L7">
      <style:text-properties fo:font-weight="normal" officeooo:rsid="01478dc8" officeooo:paragraph-rsid="014a24ee" style:font-weight-asian="normal" style:font-weight-complex="normal"/>
    </style:style>
    <style:style style:name="P79" style:family="paragraph" style:parent-style-name="Standard" style:list-style-name="L8">
      <style:text-properties fo:font-weight="normal" officeooo:rsid="0109625b" officeooo:paragraph-rsid="0109625b" style:font-weight-asian="normal" style:font-weight-complex="normal"/>
    </style:style>
    <style:style style:name="P80" style:family="paragraph" style:parent-style-name="Standard" style:list-style-name="L8">
      <style:text-properties fo:font-weight="normal" officeooo:rsid="010a0df1" officeooo:paragraph-rsid="010a0df1" style:font-weight-asian="normal" style:font-weight-complex="normal"/>
    </style:style>
    <style:style style:name="P81" style:family="paragraph" style:parent-style-name="Standard" style:list-style-name="L8">
      <style:text-properties fo:font-weight="normal" officeooo:rsid="010a0df1" officeooo:paragraph-rsid="010ad889" style:font-weight-asian="normal" style:font-weight-complex="normal"/>
    </style:style>
    <style:style style:name="P82" style:family="paragraph" style:parent-style-name="Standard" style:list-style-name="L8">
      <style:text-properties fo:font-weight="normal" officeooo:rsid="010ca638" officeooo:paragraph-rsid="010ca638" style:font-weight-asian="normal" style:font-weight-complex="normal"/>
    </style:style>
    <style:style style:name="P83" style:family="paragraph" style:parent-style-name="Standard" style:list-style-name="L8">
      <style:text-properties fo:font-weight="normal" officeooo:rsid="010ca638" officeooo:paragraph-rsid="010d650b" style:font-weight-asian="normal" style:font-weight-complex="normal"/>
    </style:style>
    <style:style style:name="P84" style:family="paragraph" style:parent-style-name="Standard" style:list-style-name="L8">
      <style:text-properties fo:font-weight="normal" officeooo:rsid="010c259f" officeooo:paragraph-rsid="010c259f" style:font-weight-asian="normal" style:font-weight-complex="normal"/>
    </style:style>
    <style:style style:name="P85" style:family="paragraph" style:parent-style-name="Standard" style:list-style-name="L8">
      <style:text-properties fo:font-weight="normal" officeooo:rsid="010eef5d" officeooo:paragraph-rsid="010eef5d" style:font-weight-asian="normal" style:font-weight-complex="normal"/>
    </style:style>
    <style:style style:name="P86" style:family="paragraph" style:parent-style-name="Standard" style:list-style-name="L8">
      <style:text-properties fo:font-weight="normal" officeooo:rsid="010f46df" officeooo:paragraph-rsid="010f46df" style:font-weight-asian="normal" style:font-weight-complex="normal"/>
    </style:style>
    <style:style style:name="P87" style:family="paragraph" style:parent-style-name="Standard" style:list-style-name="L8">
      <style:text-properties fo:font-weight="normal" officeooo:rsid="010f46df" officeooo:paragraph-rsid="01110b02" style:font-weight-asian="normal" style:font-weight-complex="normal"/>
    </style:style>
    <style:style style:name="P88" style:family="paragraph" style:parent-style-name="Standard" style:list-style-name="L8">
      <style:text-properties fo:font-weight="normal" officeooo:rsid="01110b02" officeooo:paragraph-rsid="01110b02" style:font-weight-asian="normal" style:font-weight-complex="normal"/>
    </style:style>
    <style:style style:name="P89" style:family="paragraph" style:parent-style-name="Standard" style:list-style-name="L8">
      <style:text-properties fo:font-weight="normal" officeooo:rsid="01183e26" officeooo:paragraph-rsid="01183e26" style:font-weight-asian="normal" style:font-weight-complex="normal"/>
    </style:style>
    <style:style style:name="P90" style:family="paragraph" style:parent-style-name="Standard" style:list-style-name="L9">
      <style:text-properties fo:font-weight="normal" officeooo:rsid="00728792" officeooo:paragraph-rsid="00728792" style:font-weight-asian="normal" style:font-weight-complex="normal"/>
    </style:style>
    <style:style style:name="P91" style:family="paragraph" style:parent-style-name="Standard" style:list-style-name="L9">
      <style:text-properties fo:font-weight="normal" officeooo:rsid="0079b0d6" officeooo:paragraph-rsid="0079b0d6" style:font-weight-asian="normal" style:font-weight-complex="normal"/>
    </style:style>
    <style:style style:name="P92" style:family="paragraph" style:parent-style-name="Standard" style:list-style-name="L9">
      <style:text-properties fo:font-weight="normal" officeooo:rsid="00d6c055" officeooo:paragraph-rsid="00d6c055" style:font-weight-asian="normal" style:font-weight-complex="normal"/>
    </style:style>
    <style:style style:name="P93" style:family="paragraph" style:parent-style-name="Standard" style:list-style-name="L9">
      <style:text-properties fo:font-weight="normal" officeooo:rsid="00f22463" officeooo:paragraph-rsid="00f22463" style:font-weight-asian="normal" style:font-weight-complex="normal"/>
    </style:style>
    <style:style style:name="P94" style:family="paragraph" style:parent-style-name="Standard" style:list-style-name="L9">
      <style:text-properties fo:font-weight="normal" officeooo:rsid="00f62176" officeooo:paragraph-rsid="00f62176" style:font-weight-asian="normal" style:font-weight-complex="normal"/>
    </style:style>
    <style:style style:name="P95" style:family="paragraph" style:parent-style-name="Standard" style:list-style-name="L7">
      <style:text-properties fo:font-weight="normal" officeooo:rsid="014b5ffe" officeooo:paragraph-rsid="014b5ffe" style:font-weight-asian="normal" style:font-weight-complex="normal"/>
    </style:style>
    <style:style style:name="P96" style:family="paragraph" style:parent-style-name="Standard" style:list-style-name="L7">
      <style:text-properties fo:font-weight="normal" officeooo:rsid="0151c93f" officeooo:paragraph-rsid="0151c93f" style:font-weight-asian="normal" style:font-weight-complex="normal"/>
    </style:style>
    <style:style style:name="P97" style:family="paragraph" style:parent-style-name="Standard" style:list-style-name="L7">
      <style:text-properties fo:font-weight="normal" officeooo:rsid="01551f43" officeooo:paragraph-rsid="01551f43" style:font-weight-asian="normal" style:font-weight-complex="normal"/>
    </style:style>
    <style:style style:name="P98" style:family="paragraph" style:parent-style-name="Standard" style:list-style-name="WW8Num3">
      <style:text-properties officeooo:paragraph-rsid="00122177"/>
    </style:style>
    <style:style style:name="P99" style:family="paragraph" style:parent-style-name="Standard" style:list-style-name="WW8Num3">
      <style:text-properties officeooo:paragraph-rsid="011e533b"/>
    </style:style>
    <style:style style:name="P100" style:family="paragraph" style:parent-style-name="Standard" style:list-style-name="L3">
      <style:text-properties officeooo:paragraph-rsid="0014ad49"/>
    </style:style>
    <style:style style:name="P101" style:family="paragraph" style:parent-style-name="Standard" style:list-style-name="L3">
      <style:text-properties officeooo:rsid="003e9a16" officeooo:paragraph-rsid="003e9a16"/>
    </style:style>
    <style:style style:name="P102" style:family="paragraph" style:parent-style-name="Standard" style:list-style-name="L3">
      <style:text-properties officeooo:rsid="003e9a16" officeooo:paragraph-rsid="00ff0f12"/>
    </style:style>
    <style:style style:name="P103" style:family="paragraph" style:parent-style-name="Standard" style:list-style-name="L3">
      <style:text-properties officeooo:rsid="001a4008" officeooo:paragraph-rsid="00ff0f12"/>
    </style:style>
    <style:style style:name="P104" style:family="paragraph" style:parent-style-name="Standard" style:list-style-name="L3">
      <style:text-properties officeooo:rsid="001c0015" officeooo:paragraph-rsid="001c0015"/>
    </style:style>
    <style:style style:name="P105" style:family="paragraph" style:parent-style-name="Standard" style:list-style-name="L3">
      <style:text-properties officeooo:rsid="001c0015" officeooo:paragraph-rsid="004ea70a"/>
    </style:style>
    <style:style style:name="P106" style:family="paragraph" style:parent-style-name="Standard" style:list-style-name="L3">
      <style:text-properties officeooo:rsid="0122ead9" officeooo:paragraph-rsid="0122ead9"/>
    </style:style>
    <style:style style:name="P107" style:family="paragraph" style:parent-style-name="Standard" style:list-style-name="L3">
      <style:text-properties officeooo:rsid="00209aed" officeooo:paragraph-rsid="00a59f49"/>
    </style:style>
    <style:style style:name="P108" style:family="paragraph" style:parent-style-name="Standard" style:list-style-name="L3">
      <style:text-properties officeooo:rsid="004302ef" officeooo:paragraph-rsid="004302ef"/>
    </style:style>
    <style:style style:name="P109" style:family="paragraph" style:parent-style-name="Standard" style:list-style-name="L4">
      <style:text-properties officeooo:rsid="004302ef" officeooo:paragraph-rsid="004302ef"/>
    </style:style>
    <style:style style:name="P110" style:family="paragraph" style:parent-style-name="Standard" style:list-style-name="L4">
      <style:text-properties officeooo:rsid="004302ef" officeooo:paragraph-rsid="00459a91"/>
    </style:style>
    <style:style style:name="P111" style:family="paragraph" style:parent-style-name="Standard" style:list-style-name="L4">
      <style:text-properties officeooo:rsid="004302ef" officeooo:paragraph-rsid="0044c1b5"/>
    </style:style>
    <style:style style:name="P112" style:family="paragraph" style:parent-style-name="Standard" style:list-style-name="L4">
      <style:text-properties officeooo:rsid="004302ef" officeooo:paragraph-rsid="00471253"/>
    </style:style>
    <style:style style:name="P113" style:family="paragraph" style:parent-style-name="Standard" style:list-style-name="L3">
      <style:text-properties officeooo:rsid="00d71905" officeooo:paragraph-rsid="00d71905"/>
    </style:style>
    <style:style style:name="P114" style:family="paragraph" style:parent-style-name="Standard" style:list-style-name="L3">
      <style:text-properties officeooo:rsid="0119233a" officeooo:paragraph-rsid="0119233a"/>
    </style:style>
    <style:style style:name="P115" style:family="paragraph" style:parent-style-name="Standard" style:list-style-name="L3">
      <style:text-properties officeooo:rsid="011afcfc" officeooo:paragraph-rsid="011c5865"/>
    </style:style>
    <style:style style:name="P116" style:family="paragraph" style:parent-style-name="Standard" style:list-style-name="L4">
      <style:text-properties officeooo:rsid="00474863" officeooo:paragraph-rsid="00474863"/>
    </style:style>
    <style:style style:name="P11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18" style:family="paragraph" style:parent-style-name="Text_20_body" style:list-style-name="L1">
      <style:text-properties officeooo:rsid="001011a1" officeooo:paragraph-rsid="007f1808"/>
    </style:style>
    <style:style style:name="P119" style:family="paragraph" style:parent-style-name="Text_20_body" style:list-style-name="L2">
      <style:text-properties officeooo:rsid="00520377" officeooo:paragraph-rsid="00520377"/>
    </style:style>
    <style:style style:name="P120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21" style:family="paragraph" style:parent-style-name="Text_20_body" style:list-style-name="L10">
      <style:text-properties fo:font-weight="normal" officeooo:rsid="0083694a" officeooo:paragraph-rsid="00871459" style:font-weight-asian="normal" style:font-weight-complex="normal"/>
    </style:style>
    <style:style style:name="P122" style:family="paragraph" style:parent-style-name="Text_20_body" style:list-style-name="L11">
      <style:text-properties fo:font-weight="normal" officeooo:rsid="008a349d" officeooo:paragraph-rsid="00871459" style:font-weight-asian="normal" style:font-weight-complex="normal"/>
    </style:style>
    <style:style style:name="P123" style:family="paragraph" style:parent-style-name="Text_20_body" style:list-style-name="L11">
      <style:text-properties fo:font-weight="normal" officeooo:rsid="008b0016" officeooo:paragraph-rsid="00871459" style:font-weight-asian="normal" style:font-weight-complex="normal"/>
    </style:style>
    <style:style style:name="P124" style:family="paragraph" style:parent-style-name="Text_20_body" style:list-style-name="L12">
      <style:text-properties fo:font-weight="normal" officeooo:rsid="008b0016" officeooo:paragraph-rsid="00a21249" style:font-weight-asian="normal" style:font-weight-complex="normal"/>
    </style:style>
    <style:style style:name="P125" style:family="paragraph" style:parent-style-name="Text_20_body" style:list-style-name="L11">
      <style:text-properties fo:font-weight="normal" officeooo:rsid="008b0c21" officeooo:paragraph-rsid="00871459" style:font-weight-asian="normal" style:font-weight-complex="normal"/>
    </style:style>
    <style:style style:name="P126" style:family="paragraph" style:parent-style-name="Text_20_body" style:list-style-name="L11">
      <style:text-properties fo:font-weight="normal" officeooo:rsid="008b0c21" officeooo:paragraph-rsid="0099bcdd" style:font-weight-asian="normal" style:font-weight-complex="normal"/>
    </style:style>
    <style:style style:name="P127" style:family="paragraph" style:parent-style-name="Text_20_body" style:list-style-name="L11">
      <style:text-properties fo:font-weight="normal" officeooo:rsid="008ddee7" officeooo:paragraph-rsid="00871459" style:font-weight-asian="normal" style:font-weight-complex="normal"/>
    </style:style>
    <style:style style:name="P128" style:family="paragraph" style:parent-style-name="Text_20_body" style:list-style-name="L11">
      <style:text-properties fo:font-weight="normal" officeooo:rsid="0099bcdd" officeooo:paragraph-rsid="0099bcdd" style:font-weight-asian="normal" style:font-weight-complex="normal"/>
    </style:style>
    <style:style style:name="P129" style:family="paragraph" style:parent-style-name="Text_20_body" style:list-style-name="L12">
      <style:text-properties fo:font-weight="normal" officeooo:rsid="00a21249" officeooo:paragraph-rsid="00a21249" style:font-weight-asian="normal" style:font-weight-complex="normal"/>
    </style:style>
    <style:style style:name="P130" style:family="paragraph" style:parent-style-name="Text_20_body" style:list-style-name="L13">
      <style:text-properties officeooo:rsid="00a21249" officeooo:paragraph-rsid="00a21249"/>
    </style:style>
    <style:style style:name="P131" style:family="paragraph" style:parent-style-name="Text_20_body" style:list-style-name="L13">
      <style:text-properties officeooo:rsid="00b5833a" officeooo:paragraph-rsid="00b5833a"/>
    </style:style>
    <style:style style:name="P132" style:family="paragraph" style:parent-style-name="Text_20_body" style:list-style-name="L13">
      <style:text-properties officeooo:rsid="0104e51c" officeooo:paragraph-rsid="0104e51c"/>
    </style:style>
    <style:style style:name="P133" style:family="paragraph" style:parent-style-name="Text_20_body" style:list-style-name="L14">
      <style:text-properties officeooo:rsid="00b706b9" officeooo:paragraph-rsid="00b706b9"/>
    </style:style>
    <style:style style:name="P134" style:family="paragraph" style:parent-style-name="Text_20_body" style:list-style-name="L14">
      <style:text-properties officeooo:rsid="01068eee" officeooo:paragraph-rsid="01068eee"/>
    </style:style>
    <style:style style:name="P135" style:family="paragraph" style:parent-style-name="Text_20_body" style:list-style-name="L15">
      <style:text-properties officeooo:rsid="00b70785" officeooo:paragraph-rsid="00b70785"/>
    </style:style>
    <style:style style:name="P136" style:family="paragraph" style:parent-style-name="Text_20_body" style:list-style-name="L15">
      <style:text-properties officeooo:rsid="00b70785" officeooo:paragraph-rsid="00c2d0ab"/>
    </style:style>
    <style:style style:name="P137" style:family="paragraph" style:parent-style-name="Text_20_body" style:list-style-name="L15">
      <style:text-properties officeooo:rsid="00b79d8c" officeooo:paragraph-rsid="00b79d8c"/>
    </style:style>
    <style:style style:name="P138" style:family="paragraph" style:parent-style-name="Text_20_body" style:list-style-name="L15">
      <style:text-properties officeooo:rsid="00b89307" officeooo:paragraph-rsid="00b89307"/>
    </style:style>
    <style:style style:name="P139" style:family="paragraph" style:parent-style-name="Text_20_body" style:list-style-name="L16">
      <style:text-properties officeooo:rsid="00b90f86" officeooo:paragraph-rsid="00b90f86"/>
    </style:style>
    <style:style style:name="P140" style:family="paragraph" style:parent-style-name="Text_20_body" style:list-style-name="L17">
      <style:text-properties officeooo:rsid="00ba512d" officeooo:paragraph-rsid="00ba512d"/>
    </style:style>
    <style:style style:name="P141" style:family="paragraph" style:parent-style-name="Text_20_body" style:list-style-name="L18">
      <style:text-properties officeooo:rsid="00bc36e1" officeooo:paragraph-rsid="00bc36e1"/>
    </style:style>
    <style:style style:name="P142" style:family="paragraph" style:parent-style-name="Text_20_body" style:list-style-name="L19">
      <style:text-properties officeooo:rsid="00bd4ce9" officeooo:paragraph-rsid="00bd4ce9"/>
    </style:style>
    <style:style style:name="P143" style:family="paragraph" style:parent-style-name="Text_20_body" style:list-style-name="L19">
      <style:text-properties officeooo:rsid="00c00656" officeooo:paragraph-rsid="00c00656"/>
    </style:style>
    <style:style style:name="P144" style:family="paragraph" style:parent-style-name="Text_20_body" style:list-style-name="L19">
      <style:text-properties officeooo:rsid="01078320" officeooo:paragraph-rsid="01078320"/>
    </style:style>
    <style:style style:name="P145" style:family="paragraph" style:parent-style-name="Text_20_body" style:list-style-name="L20">
      <style:text-properties officeooo:rsid="00c29e8a" officeooo:paragraph-rsid="00c29e8a"/>
    </style:style>
    <style:style style:name="P146" style:family="paragraph" style:parent-style-name="Text_20_body" style:list-style-name="L21">
      <style:text-properties officeooo:rsid="00c34487" officeooo:paragraph-rsid="00c34487"/>
    </style:style>
    <style:style style:name="P147" style:family="paragraph" style:parent-style-name="Text_20_body" style:list-style-name="L21">
      <style:text-properties officeooo:rsid="00c55f63" officeooo:paragraph-rsid="00c55f63"/>
    </style:style>
    <style:style style:name="P148" style:family="paragraph" style:parent-style-name="Heading_20_1">
      <style:text-properties officeooo:paragraph-rsid="00594363"/>
    </style:style>
    <style:style style:name="P14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50" style:family="paragraph" style:parent-style-name="Heading_20_1">
      <style:paragraph-properties fo:break-before="page"/>
    </style:style>
    <style:style style:name="P151" style:family="paragraph" style:parent-style-name="Heading_20_2">
      <style:text-properties officeooo:rsid="00d21f4a" officeooo:paragraph-rsid="00d21f4a"/>
    </style:style>
    <style:style style:name="P152" style:family="paragraph" style:parent-style-name="Heading_20_2">
      <style:text-properties fo:font-weight="bold" style:font-weight-asian="bold" style:font-weight-complex="bold"/>
    </style:style>
    <style:style style:name="P153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54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bold" officeooo:rsid="0145d95a" style:font-weight-asian="bold" style:font-weight-complex="bold"/>
    </style:style>
    <style:style style:name="T44" style:family="text">
      <style:text-properties fo:font-weight="bold" officeooo:rsid="01475a2c" style:font-weight-asian="bold" style:font-weight-complex="bold"/>
    </style:style>
    <style:style style:name="T45" style:family="text">
      <style:text-properties fo:font-weight="bold" officeooo:rsid="01477d1c" style:font-weight-asian="bold" style:font-weight-complex="bold"/>
    </style:style>
    <style:style style:name="T46" style:family="text">
      <style:text-properties fo:font-weight="bold" officeooo:rsid="014a24ee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4ad49" style:font-weight-asian="normal" style:font-weight-complex="normal"/>
    </style:style>
    <style:style style:name="T49" style:family="text">
      <style:text-properties fo:font-weight="normal" officeooo:rsid="00122177" style:font-weight-asian="normal" style:font-weight-complex="normal"/>
    </style:style>
    <style:style style:name="T50" style:family="text">
      <style:text-properties fo:font-weight="normal" officeooo:rsid="00192732" style:font-weight-asian="normal" style:font-weight-complex="normal"/>
    </style:style>
    <style:style style:name="T51" style:family="text">
      <style:text-properties fo:font-weight="normal" officeooo:rsid="001a82c1" style:font-weight-asian="normal" style:font-weight-complex="normal"/>
    </style:style>
    <style:style style:name="T52" style:family="text">
      <style:text-properties fo:font-weight="normal" officeooo:rsid="001de2dd" style:font-weight-asian="normal" style:font-weight-complex="normal"/>
    </style:style>
    <style:style style:name="T53" style:family="text">
      <style:text-properties fo:font-weight="normal" officeooo:rsid="0022fe75" style:font-weight-asian="normal" style:font-weight-complex="normal"/>
    </style:style>
    <style:style style:name="T54" style:family="text">
      <style:text-properties fo:font-weight="normal" officeooo:rsid="00268bab" style:font-weight-asian="normal" style:font-weight-complex="normal"/>
    </style:style>
    <style:style style:name="T55" style:family="text">
      <style:text-properties fo:font-weight="normal" officeooo:rsid="00285a01" style:font-weight-asian="normal" style:font-weight-complex="normal"/>
    </style:style>
    <style:style style:name="T56" style:family="text">
      <style:text-properties fo:font-weight="normal" officeooo:rsid="00323689" style:font-weight-asian="normal" style:font-weight-complex="normal"/>
    </style:style>
    <style:style style:name="T57" style:family="text">
      <style:text-properties fo:font-weight="normal" officeooo:rsid="003c8362" style:font-weight-asian="normal" style:font-weight-complex="normal"/>
    </style:style>
    <style:style style:name="T58" style:family="text">
      <style:text-properties fo:font-weight="normal" officeooo:rsid="003e9a16" style:font-weight-asian="normal" style:font-weight-complex="normal"/>
    </style:style>
    <style:style style:name="T59" style:family="text">
      <style:text-properties fo:font-weight="normal" officeooo:rsid="0044c1b5" style:font-weight-asian="normal" style:font-weight-complex="normal"/>
    </style:style>
    <style:style style:name="T60" style:family="text">
      <style:text-properties fo:font-weight="normal" officeooo:rsid="004302ef" style:font-weight-asian="normal" style:font-weight-complex="normal"/>
    </style:style>
    <style:style style:name="T61" style:family="text">
      <style:text-properties fo:font-weight="normal" officeooo:rsid="00471253" style:font-weight-asian="normal" style:font-weight-complex="normal"/>
    </style:style>
    <style:style style:name="T62" style:family="text">
      <style:text-properties fo:font-weight="normal" officeooo:rsid="0048cd16" style:font-weight-asian="normal" style:font-weight-complex="normal"/>
    </style:style>
    <style:style style:name="T63" style:family="text">
      <style:text-properties fo:font-weight="normal" officeooo:rsid="004a88a4" style:font-weight-asian="normal" style:font-weight-complex="normal"/>
    </style:style>
    <style:style style:name="T64" style:family="text">
      <style:text-properties fo:font-weight="normal" officeooo:rsid="004beee7" style:font-weight-asian="normal" style:font-weight-complex="normal"/>
    </style:style>
    <style:style style:name="T65" style:family="text">
      <style:text-properties fo:font-weight="normal" officeooo:rsid="004dac6e" style:font-weight-asian="normal" style:font-weight-complex="normal"/>
    </style:style>
    <style:style style:name="T66" style:family="text">
      <style:text-properties fo:font-weight="normal" officeooo:rsid="004ea70a" style:font-weight-asian="normal" style:font-weight-complex="normal"/>
    </style:style>
    <style:style style:name="T67" style:family="text">
      <style:text-properties fo:font-weight="normal" officeooo:rsid="00607f49" style:font-weight-asian="normal" style:font-weight-complex="normal"/>
    </style:style>
    <style:style style:name="T68" style:family="text">
      <style:text-properties fo:font-weight="normal" officeooo:rsid="00777d94" style:font-weight-asian="normal" style:font-weight-complex="normal"/>
    </style:style>
    <style:style style:name="T69" style:family="text">
      <style:text-properties fo:font-weight="normal" officeooo:rsid="00ee06de" style:font-weight-asian="normal" style:font-weight-complex="normal"/>
    </style:style>
    <style:style style:name="T70" style:family="text">
      <style:text-properties fo:font-weight="normal" officeooo:rsid="00ff0f12" style:font-weight-asian="normal" style:font-weight-complex="normal"/>
    </style:style>
    <style:style style:name="T71" style:family="text">
      <style:text-properties fo:font-weight="normal" officeooo:rsid="0109625b" style:font-weight-asian="normal" style:font-weight-complex="normal"/>
    </style:style>
    <style:style style:name="T72" style:family="text">
      <style:text-properties fo:font-weight="normal" officeooo:rsid="011c0142" style:font-weight-asian="normal" style:font-weight-complex="normal"/>
    </style:style>
    <style:style style:name="T73" style:family="text">
      <style:text-properties fo:font-weight="normal" officeooo:rsid="0128a63d" style:font-weight-asian="normal" style:font-weight-complex="normal"/>
    </style:style>
    <style:style style:name="T74" style:family="text">
      <style:text-properties fo:font-weight="normal" officeooo:rsid="01294cd2" style:font-weight-asian="normal" style:font-weight-complex="normal"/>
    </style:style>
    <style:style style:name="T75" style:family="text">
      <style:text-properties fo:font-weight="normal" officeooo:rsid="012a7ca3" style:font-weight-asian="normal" style:font-weight-complex="normal"/>
    </style:style>
    <style:style style:name="T76" style:family="text">
      <style:text-properties fo:font-weight="normal" officeooo:rsid="012c4452" style:font-weight-asian="normal" style:font-weight-complex="normal"/>
    </style:style>
    <style:style style:name="T77" style:family="text">
      <style:text-properties officeooo:rsid="001011a1"/>
    </style:style>
    <style:style style:name="T78" style:family="text">
      <style:text-properties officeooo:rsid="00102f77"/>
    </style:style>
    <style:style style:name="T79" style:family="text">
      <style:text-properties officeooo:rsid="0011305f"/>
    </style:style>
    <style:style style:name="T80" style:family="text">
      <style:text-properties officeooo:rsid="00177bb0"/>
    </style:style>
    <style:style style:name="T81" style:family="text">
      <style:text-properties officeooo:rsid="0022fe75"/>
    </style:style>
    <style:style style:name="T82" style:family="text">
      <style:text-properties officeooo:rsid="00268bab"/>
    </style:style>
    <style:style style:name="T83" style:family="text">
      <style:text-properties officeooo:rsid="00122177"/>
    </style:style>
    <style:style style:name="T84" style:family="text">
      <style:text-properties officeooo:rsid="00285a01"/>
    </style:style>
    <style:style style:name="T85" style:family="text">
      <style:text-properties officeooo:rsid="003bbf33"/>
    </style:style>
    <style:style style:name="T86" style:family="text">
      <style:text-properties officeooo:rsid="003c3022"/>
    </style:style>
    <style:style style:name="T87" style:family="text">
      <style:text-properties officeooo:rsid="0052adb4"/>
    </style:style>
    <style:style style:name="T88" style:family="text">
      <style:text-properties officeooo:rsid="0055727f"/>
    </style:style>
    <style:style style:name="T89" style:family="text">
      <style:text-properties officeooo:rsid="005e5762"/>
    </style:style>
    <style:style style:name="T90" style:family="text">
      <style:text-properties officeooo:rsid="0060e7d1"/>
    </style:style>
    <style:style style:name="T91" style:family="text">
      <style:text-properties officeooo:rsid="0068d232"/>
    </style:style>
    <style:style style:name="T92" style:family="text">
      <style:text-properties officeooo:rsid="0071373a"/>
    </style:style>
    <style:style style:name="T93" style:family="text">
      <style:text-properties officeooo:rsid="00744b17"/>
    </style:style>
    <style:style style:name="T94" style:family="text">
      <style:text-properties officeooo:rsid="00784d74"/>
    </style:style>
    <style:style style:name="T95" style:family="text">
      <style:text-properties officeooo:rsid="007d1894"/>
    </style:style>
    <style:style style:name="T96" style:family="text">
      <style:text-properties officeooo:rsid="00800ad5"/>
    </style:style>
    <style:style style:name="T97" style:family="text">
      <style:text-properties officeooo:rsid="00813b62"/>
    </style:style>
    <style:style style:name="T98" style:family="text">
      <style:text-properties officeooo:rsid="00860717"/>
    </style:style>
    <style:style style:name="T99" style:family="text">
      <style:text-properties officeooo:rsid="007e2fb1"/>
    </style:style>
    <style:style style:name="T100" style:family="text">
      <style:text-properties officeooo:rsid="0083694a"/>
    </style:style>
    <style:style style:name="T101" style:family="text">
      <style:text-properties officeooo:rsid="00894e33"/>
    </style:style>
    <style:style style:name="T102" style:family="text">
      <style:text-properties officeooo:rsid="008a349d"/>
    </style:style>
    <style:style style:name="T103" style:family="text">
      <style:text-properties officeooo:rsid="008b0016"/>
    </style:style>
    <style:style style:name="T104" style:family="text">
      <style:text-properties officeooo:rsid="008c94d2"/>
    </style:style>
    <style:style style:name="T105" style:family="text">
      <style:text-properties officeooo:rsid="008ddee7"/>
    </style:style>
    <style:style style:name="T106" style:family="text">
      <style:text-properties officeooo:rsid="0089f7f3"/>
    </style:style>
    <style:style style:name="T107" style:family="text">
      <style:text-properties officeooo:rsid="009085ea"/>
    </style:style>
    <style:style style:name="T108" style:family="text">
      <style:text-properties officeooo:rsid="0090cc8d"/>
    </style:style>
    <style:style style:name="T109" style:family="text">
      <style:text-properties officeooo:rsid="007f1808"/>
    </style:style>
    <style:style style:name="T110" style:family="text">
      <style:text-properties officeooo:rsid="0097d770"/>
    </style:style>
    <style:style style:name="T111" style:family="text">
      <style:text-properties officeooo:rsid="009de386"/>
    </style:style>
    <style:style style:name="T112" style:family="text">
      <style:text-properties officeooo:rsid="00a67a51"/>
    </style:style>
    <style:style style:name="T113" style:family="text">
      <style:text-properties officeooo:rsid="00a7f67b"/>
    </style:style>
    <style:style style:name="T114" style:family="text">
      <style:text-properties officeooo:rsid="00ac2cfc"/>
    </style:style>
    <style:style style:name="T115" style:family="text">
      <style:text-properties officeooo:rsid="00b01745"/>
    </style:style>
    <style:style style:name="T116" style:family="text">
      <style:text-properties officeooo:rsid="00b2ab33"/>
    </style:style>
    <style:style style:name="T117" style:family="text">
      <style:text-properties officeooo:rsid="00b473fb"/>
    </style:style>
    <style:style style:name="T118" style:family="text">
      <style:text-properties officeooo:rsid="00b5833a"/>
    </style:style>
    <style:style style:name="T119" style:family="text">
      <style:text-properties officeooo:rsid="00b70785"/>
    </style:style>
    <style:style style:name="T120" style:family="text">
      <style:text-properties officeooo:rsid="00b79d8c"/>
    </style:style>
    <style:style style:name="T121" style:family="text">
      <style:text-properties officeooo:rsid="00b90f86"/>
    </style:style>
    <style:style style:name="T122" style:family="text">
      <style:text-properties officeooo:rsid="00ba512d"/>
    </style:style>
    <style:style style:name="T123" style:family="text">
      <style:text-properties officeooo:rsid="00c2d0ab"/>
    </style:style>
    <style:style style:name="T124" style:family="text">
      <style:text-properties officeooo:rsid="00c5df94"/>
    </style:style>
    <style:style style:name="T125" style:family="text">
      <style:text-properties officeooo:rsid="00c76c81"/>
    </style:style>
    <style:style style:name="T126" style:family="text">
      <style:text-properties officeooo:rsid="00c96efb"/>
    </style:style>
    <style:style style:name="T127" style:family="text">
      <style:text-properties officeooo:rsid="00d9bcca"/>
    </style:style>
    <style:style style:name="T128" style:family="text">
      <style:text-properties officeooo:rsid="00dc7de4"/>
    </style:style>
    <style:style style:name="T129" style:family="text">
      <style:text-properties officeooo:rsid="00e26449"/>
    </style:style>
    <style:style style:name="T130" style:family="text">
      <style:text-properties officeooo:rsid="0037c81c"/>
    </style:style>
    <style:style style:name="T131" style:family="text">
      <style:text-properties officeooo:rsid="00e7cf88"/>
    </style:style>
    <style:style style:name="T132" style:family="text">
      <style:text-properties officeooo:rsid="00ec68da"/>
    </style:style>
    <style:style style:name="T133" style:family="text">
      <style:text-properties officeooo:rsid="00ef317b"/>
    </style:style>
    <style:style style:name="T134" style:family="text">
      <style:text-properties officeooo:rsid="00f0de1a"/>
    </style:style>
    <style:style style:name="T135" style:family="text">
      <style:text-properties officeooo:rsid="00ff8499"/>
    </style:style>
    <style:style style:name="T136" style:family="text">
      <style:text-properties officeooo:rsid="010103e6"/>
    </style:style>
    <style:style style:name="T137" style:family="text">
      <style:text-properties officeooo:rsid="01023564"/>
    </style:style>
    <style:style style:name="T138" style:family="text">
      <style:text-properties officeooo:rsid="0105d717"/>
    </style:style>
    <style:style style:name="T139" style:family="text">
      <style:text-properties officeooo:rsid="01078320"/>
    </style:style>
    <style:style style:name="T140" style:family="text">
      <style:text-properties officeooo:rsid="0109625b"/>
    </style:style>
    <style:style style:name="T141" style:family="text">
      <style:text-properties officeooo:rsid="010a0df1"/>
    </style:style>
    <style:style style:name="T142" style:family="text">
      <style:text-properties officeooo:rsid="010ad889"/>
    </style:style>
    <style:style style:name="T143" style:family="text">
      <style:text-properties officeooo:rsid="010c259f"/>
    </style:style>
    <style:style style:name="T144" style:family="text">
      <style:text-properties officeooo:rsid="010d650b"/>
    </style:style>
    <style:style style:name="T145" style:family="text">
      <style:text-properties officeooo:rsid="01110b02"/>
    </style:style>
    <style:style style:name="T146" style:family="text">
      <style:text-properties officeooo:rsid="0112ff3f"/>
    </style:style>
    <style:style style:name="T147" style:family="text">
      <style:text-properties officeooo:rsid="01140896"/>
    </style:style>
    <style:style style:name="T148" style:family="text">
      <style:text-properties officeooo:rsid="011454f7"/>
    </style:style>
    <style:style style:name="T149" style:family="text">
      <style:text-properties officeooo:rsid="01174acf"/>
    </style:style>
    <style:style style:name="T150" style:family="text">
      <style:text-properties officeooo:rsid="00419756"/>
    </style:style>
    <style:style style:name="T151" style:family="text">
      <style:text-properties officeooo:rsid="011ffed5"/>
    </style:style>
    <style:style style:name="T152" style:family="text">
      <style:text-properties officeooo:rsid="01214d62"/>
    </style:style>
    <style:style style:name="T153" style:family="text">
      <style:text-properties officeooo:rsid="01218f76"/>
    </style:style>
    <style:style style:name="T154" style:family="text">
      <style:text-properties officeooo:rsid="01238596"/>
    </style:style>
    <style:style style:name="T155" style:family="text">
      <style:text-properties officeooo:rsid="0123976a"/>
    </style:style>
    <style:style style:name="T156" style:family="text">
      <style:text-properties officeooo:rsid="01239dde"/>
    </style:style>
    <style:style style:name="T157" style:family="text">
      <style:text-properties officeooo:rsid="0123f167"/>
    </style:style>
    <style:style style:name="T158" style:family="text">
      <style:text-properties officeooo:rsid="0126e3d1"/>
    </style:style>
    <style:style style:name="T159" style:family="text">
      <style:text-properties officeooo:rsid="012f9626"/>
    </style:style>
    <style:style style:name="T160" style:family="text">
      <style:text-properties officeooo:rsid="0133fcc2"/>
    </style:style>
    <style:style style:name="T161" style:family="text">
      <style:text-properties officeooo:rsid="0135dee4"/>
    </style:style>
    <style:style style:name="T162" style:family="text">
      <style:text-properties officeooo:rsid="013f536f"/>
    </style:style>
    <style:style style:name="T163" style:family="text">
      <style:text-properties officeooo:rsid="0145d95a"/>
    </style:style>
    <style:style style:name="T164" style:family="text">
      <style:text-properties officeooo:rsid="01475a2c"/>
    </style:style>
    <style:style style:name="T165" style:family="text">
      <style:text-properties officeooo:rsid="01476eda"/>
    </style:style>
    <style:style style:name="T166" style:family="text">
      <style:text-properties officeooo:rsid="01477d1c"/>
    </style:style>
    <style:style style:name="T167" style:family="text">
      <style:text-properties officeooo:rsid="01478dc8"/>
    </style:style>
    <style:style style:name="T168" style:family="text">
      <style:text-properties officeooo:rsid="014a24e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<text:tab/></text:p>
      <text:p text:style-name="P1"/>
      <text:p text:style-name="P1"><text:span text:style-name="T80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49" text:outline-level="1"/>
      <text:h text:style-name="P15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80">сервер для автономного сбора данных с устройств IoT и управления этими устройствами, а также</text:span> протокол взаимодействия <text:span text:style-name="T7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95">ini-</text:span>файле /etc/<text:span text:style-name="T78">wliotproxyd</text:span>.ini. <text:span text:style-name="T95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2190154854" text:style-name="L1">
        <text:list-item>
          <text:p text:style-name="P118">Локальный UNIX-сокет "/tmp/wliotproxyd"</text:p>
        </text:list-item>
        <text:list-item>
          <text:p text:style-name="P118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37">с</text:span> <text:span text:style-name="T137">единичным </text:span>устройств<text:span text:style-name="T137">ом</text:span>. Для орг<text:span text:style-name="T47">анизации взаимодействия устройств на шине дополнительно вводятся следующие правила:</text:span></text:p>
      <text:list xml:id="list3467001236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26">аргументов</text:span> ответного сообщения, <text:span text:style-name="T126">в том числе в сообщениях </text:span><text:span text:style-name="T32">ok</text:span><text:span text:style-name="T126">, </text:span><text:span text:style-name="T32">err</text:span><text:span text:style-name="T126"> и </text:span><text:span text:style-name="T32">cmdata</text:span><text:span text:style-name="T126">. В сообщениях, не предполагающих ответа, таких как </text:span><text:span text:style-name="T32">info</text:span><text:span text:style-name="T126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770999157" text:style-name="WW8Num3">
        <text:list-item>
          <text:p text:style-name="P9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98"><text:span text:style-name="T83">Сообщение с данными для клиента (или от клиента). Заголовок — </text:span><text:span text:style-name="T2">cmdata</text:span><text:span text:style-name="T83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99">Сообщение синхронизации. Заголовок — <text:span text:style-name="T1">sync</text:span>. Предназначено для <text:span text:style-name="T150">проверки состояния канала связи с клиентом</text:span>. <text:span text:style-name="T150">В ответ на это сообщение клиент должен в течении 5 секунд вернуть сообщение </text:span><text:span text:style-name="T39">syncr</text:span><text:span text:style-name="T150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4246967926" text:style-name="L2">
        <text:list-item>
          <text:p text:style-name="P119">Команда аутентификации. Заголовок — <text:span text:style-name="T1">authenticate</text:span>. <text:span text:style-name="T147">Аргументы</text:span> — <text:span text:style-name="T133">имя пользователя и пароль</text:span>. <text:span text:style-name="T147">Возвращает идентификатор пользователя. </text:span>Команда необходима для подключения к удаленному серверу по tcp, <text:span text:style-name="T148">а так же для смены пользователя при подключении через unix socket</text:span>.</text:p>
        </text:list-item>
        <text:list-item>
          <text:p text:style-name="P120">Идентификация сервер<text:span text:style-name="T112">а</text:span>. Заголовок — <text:span text:style-name="T1">identify</text:span>. Сервер возвращает уникальный идентификатор <text:span text:style-name="T93">в формате UUID</text:span> и <text:span text:style-name="T113">свое</text:span> имя.</text:p>
        </text:list-item>
      </text:list>
      <text:h text:style-name="P151" text:outline-level="2"><text:bookmark-start text:name="__RefHeading___Toc637_1510394967"/>Управление устройствами<text:bookmark-end text:name="__RefHeading___Toc637_1510394967"/></text:h>
      <text:list xml:id="list1953980222" text:style-name="L3">
        <text:list-item>
          <text:p text:style-name="P100"><text:span text:style-name="T79">Перечисление всех имеющихся в системе TTY устройств. Заголовок — </text:span><text:span text:style-name="T3">list_tty</text:span><text:span text:style-name="T79">. Аргументы отсутствуют. Список устройств передается на клиент сообщениями </text:span><text:span text:style-name="T2">cmdata</text:span><text:span text:style-name="T49">, </text:span><text:span text:style-name="T48">содержащими следующие аргументы: имя порта, серийный номер, производитель, </text:span><text:span text:style-name="T56">usb vendor id (число), usb product id (число)</text:span><text:span text:style-name="T48">.</text:span></text:p>
        </text:list-item>
        <text:list-item>
          <text:p text:style-name="P101"><text:span text:style-name="T50">И</text:span><text:span text:style-name="T47">дентификация TTY устройства. Заголовок — </text:span><text:span text:style-name="T1">indentify_tty</text:span><text:span text:style-name="T47">. Аргумент — имя порта</text:span><text:span text:style-name="T51">. В случае успешной идентификации </text:span><text:span text:style-name="T63">клиенту в ответ возвращаются </text:span><text:span text:style-name="T51">идентификатор устройства, имя устройства </text:span><text:span text:style-name="T70">и опционально идентификатор </text:span><text:span text:style-name="T73">класса</text:span><text:span text:style-name="T70"> устройства</text:span><text:span text:style-name="T51"> </text:span><text:span text:style-name="T70">(</text:span><text:span text:style-name="T63">в ответном </text:span><text:span text:style-name="T13">ok</text:span><text:span text:style-name="T63"> сообщении</text:span><text:span text:style-name="T70">)</text:span></text:p>
        </text:list-item>
        <text:list-item>
          <text:p text:style-name="P102"><text:span text:style-name="T50">И</text:span><text:span text:style-name="T51">дентификация T</text:span><text:span text:style-name="T68">CP</text:span><text:span text:style-name="T51"> устройства. Заголовок — </text:span><text:span text:style-name="T4">indentify_</text:span><text:span text:style-name="T19">tcp</text:span><text:span text:style-name="T51">. Аргумент — </text:span><text:span text:style-name="T68">IP адрес или имя хоста</text:span><text:span text:style-name="T51">. В случае успешной идентификации </text:span><text:span text:style-name="T63">клиенту в ответ возвращаются </text:span><text:span text:style-name="T51">идентификатор устройства, имя устройства </text:span><text:span text:style-name="T70">и опционально идентификатор </text:span><text:span text:style-name="T74">класса</text:span><text:span text:style-name="T70"> устройства</text:span><text:span text:style-name="T51"> </text:span><text:span text:style-name="T63">(в ответном </text:span><text:span text:style-name="T13">ok</text:span><text:span text:style-name="T63"> сообщении)</text:span><text:span text:style-name="T51">.</text:span></text:p>
        </text:list-item>
        <text:list-item>
          <text:p text:style-name="P103"><text:span text:style-name="T58">Перечисление идентифицированных устройств</text:span><text:span text:style-name="T51">. Заголовок — </text:span><text:span text:style-name="T9">list_identified</text:span><text:span text:style-name="T51">. Аргумент</text:span><text:span text:style-name="T58">ы отсутствуют</text:span><text:span text:style-name="T51">. </text:span><text:span text:style-name="T58">Н</text:span><text:span text:style-name="T51">а клиент переда</text:span><text:span text:style-name="T65">ю</text:span><text:span text:style-name="T51">тся сообщени</text:span><text:span text:style-name="T65">я</text:span><text:span text:style-name="T51"> </text:span><text:span text:style-name="T4">cmdata</text:span><text:span text:style-name="T51"> с</text:span><text:span text:style-name="T58">о следующими</text:span><text:span text:style-name="T51"> аргументами</text:span><text:span text:style-name="T58">:</text:span><text:span text:style-name="T51"> идентификатор устройства, имя устройства, </text:span><text:span text:style-name="T70">идентификатор </text:span><text:span text:style-name="T75">класса</text:span><text:span text:style-name="T58"> </text:span><text:span text:style-name="T69">устройства</text:span><text:span text:style-name="T58">,</text:span><text:span text:style-name="T76"> тип устройства,</text:span><text:span text:style-name="T58"> порт или сетевой адрес устройства</text:span><text:span text:style-name="T51">.</text:span></text:p>
        </text:list-item>
        <text:list-item>
          <text:p text:style-name="P104"><text:span text:style-name="T51">П</text:span><text:span text:style-name="T47">еречисление </text:span><text:span text:style-name="T54">датчиков</text:span><text:span text:style-name="T47"> устройства. Заголовок — </text:span><text:span text:style-name="T1">list_sensors</text:span><text:span text:style-name="T47">. Агрумент — идентификатор </text:span><text:span text:style-name="T55">или имя</text:span><text:span text:style-name="T47"> устройства. </text:span><text:span text:style-name="T52">Список портов передается на клиент </text:span><text:span text:style-name="T66">в ответном </text:span><text:span text:style-name="T15">ok</text:span><text:span text:style-name="T66"> сообщении</text:span><text:span text:style-name="T52">, содержащим аргумент — xml описание сенсоров.</text:span></text:p>
        </text:list-item>
        <text:list-item>
          <text:p text:style-name="P105"><text:span text:style-name="T57">Запрос описания интерфейса управления</text:span><text:span text:style-name="T52">. Заголовок — </text:span><text:span text:style-name="T5">list_</text:span><text:span text:style-name="T8">controls</text:span><text:span text:style-name="T52">. Агрумент — идентификатор </text:span><text:span text:style-name="T55">или имя</text:span><text:span text:style-name="T52"> устройства. </text:span><text:span text:style-name="T57">Описание интерфейса управления передается </text:span><text:span text:style-name="T52">на клиент </text:span><text:span text:style-name="T66">в ответном </text:span><text:span text:style-name="T15">ok</text:span><text:span text:style-name="T66"> сообщении</text:span><text:span text:style-name="T52">, содержащим аргумент — xml описание </text:span><text:span text:style-name="T57">интерфейса управления</text:span><text:span text:style-name="T52">.</text:span></text:p>
        </text:list-item>
        <text:list-item>
          <text:p text:style-name="P106"><text:span text:style-name="T52">З</text:span><text:span text:style-name="T47">апрос состояния устройства. Заголовок — </text:span><text:span text:style-name="T1">get_dev_state</text:span><text:span text:style-name="T47">. Аргумент — идентификатор или имя устройства. Возвращает состояние устройства аналогично команде </text:span><text:span text:style-name="T1">#state</text:span><text:span text:style-name="T47"> для самогол устройства.</text:span></text:p>
        </text:list-item>
        <text:list-item>
          <text:p text:style-name="P107"><text:span text:style-name="T47">Отправка команды устройству. Заголовок — </text:span><text:span text:style-name="T1">exec_command</text:span><text:span text:style-name="T47">. Аргументы — идентификатор </text:span><text:span text:style-name="T55">или имя</text:span><text:span text:style-name="T47"> устройства, команда, далее аргументы команды. </text:span><text:span text:style-name="T53">В случае ожидания возвращаемого значения на клиент </text:span><text:span text:style-name="T64">в аргументах сообщения </text:span><text:span text:style-name="T14">ok</text:span><text:span text:style-name="T64"> будут переданы аргументы, возвращенные устройством</text:span><text:span text:style-name="T53">.</text:span></text:p>
        </text:list-item>
        <text:list-item>
          <text:p text:style-name="P108"><text:span text:style-name="T47">Управление конфигурацией устройств. Заголовок — </text:span><text:span text:style-name="T1">devices_config</text:span><text:span text:style-name="T47">. Содержит вложенные команды. Управление конфигурацией устройств подробно описано ниже. </text:span><text:span text:style-name="T67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113"><text:span text:style-name="T67">З</text:span><text:span text:style-name="T47">апрос идентификатора устройства. Заголовок — </text:span><text:span text:style-name="T1">device_id</text:span><text:span text:style-name="T47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47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114"><text:span text:style-name="T47">Запрос имен устройств. Заголовок — </text:span><text:span text:style-name="T1">dev_names</text:span><text:span text:style-name="T47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115"><text:span text:style-name="T47">Задание имени устройства. Заголовок — </text:span><text:span text:style-name="T1">set_dev_name</text:span><text:span text:style-name="T47">. Аргументы — идентификатор или старое имя устройства, </text:span><text:span text:style-name="T72">опционально </text:span><text:span text:style-name="T47">новое имя устройства. </text:span><text:span text:style-name="T72">Если новое имя не задано, сбрасывается ранее заданное. </text:span><text:span text:style-name="T47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  <text:list-item>
          <text:p text:style-name="P35">"Подключение" виртуального устройства. Заголовок — <text:span text:style-name="T1">register_virtual_device</text:span>. Аргументы — идентификатор <text:span text:style-name="T135">устройства</text:span>, имя устройства <text:span text:style-name="T135">и опционально идентификатор типа устройства</text:span>.</text:p>
        </text:list-item>
      </text:list>
      <text:p text:style-name="P16"/>
      <text:h text:style-name="P152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7">Управление конфигурацией устройств на сервере производится с помощью сообщения с заголовком </text:span><text:span text:style-name="T1">devices_config</text:span><text:span text:style-name="T47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1365189529" text:style-name="L4">
        <text:list-item>
          <text:p text:style-name="P109"><text:span text:style-name="T47">Запрос списка фильтров tty устройств по имени порта. Команда — </text:span><text:span text:style-name="T1">get_tty_by_port_name</text:span><text:span text:style-name="T47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110"><text:span text:style-name="T47">Установка списка фильтров tty устройств по имени порта. Команда — </text:span><text:span text:style-name="T1">set_tty_by_port_name</text:span><text:span text:style-name="T47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111"><text:span text:style-name="T47">Запрос списка фильтров tty устройств по </text:span><text:span text:style-name="T59">VIP и PID USB устройства (для преобразователей USB-COM)</text:span><text:span text:style-name="T47">. Команда — </text:span><text:span text:style-name="T1">get_tty_by_</text:span><text:span text:style-name="T10">vid_pid</text:span><text:span text:style-name="T47">. Аргументы отсутствуют. Возвращает список фильтров по </text:span><text:span text:style-name="T59">VID и PID USB устройства, разделенных запятой</text:span><text:span text:style-name="T47">. </text:span><text:span text:style-name="T59">Каждый фильтр — пара VID:PID или только VID, все в нижнем регистре.</text:span><text:span text:style-name="T47"> Пример:<text:line-break/>"</text:span><text:span text:style-name="T59">1111:2222,3333,4444:5555</text:span><text:span text:style-name="T47">"</text:span></text:p>
        </text:list-item>
        <text:list-item>
          <text:p text:style-name="P110"><text:span text:style-name="T47">Установка списка фильтров tty устройств по </text:span><text:span text:style-name="T59">VIP и PID USB устройства</text:span><text:span text:style-name="T47">. Команда — </text:span><text:span text:style-name="T1">set_tty_by_</text:span><text:span text:style-name="T11">vid_pid</text:span><text:span text:style-name="T47">. Аргумент — список фильтров фильтров по </text:span><text:span text:style-name="T59">VID и PID USB устройства, разделенных запятой</text:span><text:span text:style-name="T47">.</text:span></text:p>
        </text:list-item>
        <text:list-item>
          <text:p text:style-name="P112"><text:span text:style-name="T47">Запрос списка </text:span><text:span text:style-name="T61">адресов tcp устройств</text:span><text:span text:style-name="T47">. Команда — </text:span><text:span text:style-name="T1">get_</text:span><text:span text:style-name="T12">tcp_by_address</text:span><text:span text:style-name="T47">. Аргументы отсутствуют. Возвращает список </text:span><text:span text:style-name="T61">адресов tcp устройств (IP-адрес или DNS имя хоста)</text:span><text:span text:style-name="T47">, разделенных запятой. Пример:<text:line-break/>"</text:span><text:span text:style-name="T61">192.168.1.1,example.com</text:span><text:span text:style-name="T47">"</text:span></text:p>
        </text:list-item>
        <text:list-item>
          <text:p text:style-name="P112"><text:span text:style-name="T47">Установка списка </text:span><text:span text:style-name="T61">адресов tcp устройств</text:span><text:span text:style-name="T47">. Команда — </text:span><text:span text:style-name="T1">set_t</text:span><text:span text:style-name="T12">cp_by_address</text:span><text:span text:style-name="T47">. Аргумент — список </text:span><text:span text:style-name="T61">адресов tcp устройств (IP-адрес или DNS имя хоста)</text:span><text:span text:style-name="T47">, разделенных запятой.</text:span></text:p>
        </text:list-item>
        <text:list-item>
          <text:p text:style-name="P116"><text:span text:style-name="T47">Включение/выключение автоматического поиска устройств в локальной сети. Команда <text:s text:c="3"/></text:span><text:span text:style-name="T60">— </text:span><text:span text:style-name="T1">set_detect_tcp_devices</text:span><text:span text:style-name="T47">. Аргумент — true|false или 1|0. </text:span><text:span text:style-name="T62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81">У</text:span>правление <text:span text:style-name="T89">хранилищами для данных сенсоров</text:span><text:bookmark-end text:name="__RefHeading___Toc641_1510394967"/></text:h>
      <text:list xml:id="list3244223395" text:style-name="L5">
        <text:list-item>
          <text:p text:style-name="P36">Перечисление <text:span text:style-name="T82">хранилищ</text:span>. Заголовок — <text:span text:style-name="T6">list_storages</text:span><text:span text:style-name="T82">. Опциональный аргумент — </text:span><text:soft-page-break/><text:span text:style-name="T82">идентификатор или имя устройства. Список хранилищ передается на клиент сообщениями </text:span><text:span text:style-name="T2">cmdata</text:span><text:span text:style-name="T83">, содержащими следующие аргументы:</text:span>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92">датчика</text:span></text:p>
            </text:list-item>
            <text:list-item>
              <text:p text:style-name="P37"><text:span text:style-name="T127">атрибуты датчика</text:span>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1">Добавление <text:span text:style-name="T84">датчика в базу. Заголовок — </text:span><text:span text:style-name="T7">add_</text:span><text:span text:style-name="T21">storage</text:span><text:span text:style-name="T84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2">Удаление сенсора из базы. Заголовок — <text:span text:style-name="T1">remove_s</text:span><text:span text:style-name="T21">torage</text:span>. <text:s/><text:span text:style-name="T84">Аргументы: идентификатор или имя устройства, название датчика.</text:span></text:p>
        </text:list-item>
        <text:list-item>
          <text:p text:style-name="P43">Привязка сенсора к внешнему IoT сервису. Заголовок — <text:span text:style-name="T27">storage_</text:span><text:span text:style-name="T33">add_data_export</text:span>. Аргументы: <text:span text:style-name="T85">имя или идентификатор устройства, название датчика, </text:span>название <text:span text:style-name="T154">или идентификатор</text:span> сервиса. Далее идут параметры для сервиса в формате ключ:значение. <text:span text:style-name="T114">Если параметры отсутствуют, привязка удаляется.</text:span></text:p>
        </text:list-item>
        <text:list-item>
          <text:p text:style-name="P44"><text:span text:style-name="T129">Запрос п</text:span>ривязк<text:span text:style-name="T129">и</text:span> сенсора к внешнему IoT сервису. Заголовок — <text:span text:style-name="T27">storage_</text:span><text:span text:style-name="T33">get_data_export</text:span>. Аргументы: <text:span text:style-name="T85">имя или идентификатор устройства, название датчика, </text:span>название <text:span text:style-name="T155">или идентификатор</text:span> сервиса. <text:span text:style-name="T129">Если хранилище привязано к внешнему сервису, возвращаются параметры </text:span>в формате ключ:значение, <text:span text:style-name="T129">в противном случае возвращается ошибка.</text:span></text:p>
        </text:list-item>
        <text:list-item>
          <text:p text:style-name="P45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57">список</text:span> сервисов <text:span text:style-name="T158">для экспорта данных, настроенных для хранилища,</text:span> <text:span text:style-name="T156">в виде пар идентификатор+название в сообщениях </text:span><text:span text:style-name="T42">cmdata</text:span>.</text:p>
        </text:list-item>
        <text:list-item>
          <text:p text:style-name="P46">Запрос списка доступных внешних сервисов для экспорта. Заголовок — <text:span text:style-name="T1">available_data_export_services</text:span>. <text:span text:style-name="T129">Возвращается список сервисов для экспорта данных в сообщениях </text:span><text:span text:style-name="T42">cmdata</text:span><text:span text:style-name="T156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5">Установка и получение атрибута хранилища. Заголовки — <text:span text:style-name="T1">storage_get_attr</text:span>, <text:span text:style-name="T1">storage_set_attr</text:span>. <text:span text:style-name="T130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7">Перечисление сессий для сессионного хранилища. Заг<text:span text:style-name="T96">о</text:span>ловок — <text:span text:style-name="T1">session_list</text:span>. <text:span text:style-name="T97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8">Перечисление <text:span text:style-name="T107">атрибутов </text:span>сесси<text:span text:style-name="T107">и</text:span> для сессионного хранилища. Заг<text:span text:style-name="T96">о</text:span>ловок — <text:span text:style-name="T1">session_list_</text:span><text:span text:style-name="T22">attrs</text:span>. <text:span text:style-name="T97">Аргументы — идентификатор или имя устройства, название датчика и идентификатор сессии. </text:span>Список <text:span text:style-name="T107">атрибутов </text:span>сессий передается сообщениями <text:span text:style-name="T1">cmdata</text:span>, содержащими два параметра — <text:span text:style-name="T107">ключ</text:span> и <text:span text:style-name="T107">значение</text:span> <text:span text:style-name="T107">атрибута</text:span>.</text:p>
        </text:list-item>
        <text:list-item>
          <text:p text:style-name="P49"><text:span text:style-name="T108">Получения</text:span> <text:span text:style-name="T107">атрибута </text:span>сесси<text:span text:style-name="T107">и</text:span> для сессионного хранилища. Заг<text:span text:style-name="T96">о</text:span>ловок — <text:span text:style-name="T1">session_</text:span><text:span text:style-name="T23">get</text:span><text:span text:style-name="T1">_</text:span><text:span text:style-name="T22">attr</text:span>. <text:span text:style-name="T97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9"><text:span text:style-name="T108">Установка</text:span> <text:span text:style-name="T107">атрибута </text:span>сесси<text:span text:style-name="T107">и</text:span> для сессионного хранилища. Заг<text:span text:style-name="T96">о</text:span>ловок — <text:span text:style-name="T1">session_</text:span><text:span text:style-name="T23">set</text:span><text:span text:style-name="T1">_</text:span><text:span text:style-name="T22">attr</text:span>. <text:span text:style-name="T97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</text:span><text:soft-page-break/><text:span text:style-name="T97">отсутствует — атрибут удаляется.</text:span></text:p>
        </text:list-item>
        <text:list-item>
          <text:p text:style-name="P50">Создание новой сесии. Заголовок — <text:span text:style-name="T1">session_create</text:span>. <text:span text:style-name="T109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1">Запуск ручной сессии. <text:span text:style-name="T109">Заголовок — </text:span><text:span text:style-name="T24">session_</text:span><text:span text:style-name="T1">start</text:span><text:span text:style-name="T109">. Аргументы — идентификатор или имя устройства, название датчика </text:span>и <text:span text:style-name="T128">идентификатор</text:span> сессии<text:span text:style-name="T109">. </text:span>Сессия открывается на запись и начинается сбор данных.</text:p>
        </text:list-item>
        <text:list-item>
          <text:p text:style-name="P51">Остановка ручной сессии. <text:span text:style-name="T109">Заголовок — </text:span><text:span text:style-name="T24">session_</text:span><text:span text:style-name="T29">stop</text:span><text:span text:style-name="T109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2"><text:span text:style-name="T125">Удаление</text:span> сессии. <text:span text:style-name="T109">Заголовок — </text:span><text:span text:style-name="T24">session_</text:span><text:span text:style-name="T31">remove</text:span><text:span text:style-name="T109">. Аргументы — идентификатор или имя устройства, название датчика </text:span>и <text:span text:style-name="T125">идентификатор</text:span> сессии<text:span text:style-name="T109">.</text:span></text:p>
        </text:list-item>
        <text:list-item>
          <text:p text:style-name="P53"><text:span text:style-name="T111">Продолжение</text:span> ручной сессии. <text:span text:style-name="T109">Заголовок — </text:span><text:span text:style-name="T24">session_</text:span><text:span text:style-name="T30">continue</text:span><text:span text:style-name="T109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4">Запрос идентификатора открытой для записи сессии. <text:span text:style-name="T109">Заголовок — </text:span><text:span text:style-name="T24">session_</text:span><text:span text:style-name="T25">get_</text:span><text:span text:style-name="T26">write_</text:span><text:span text:style-name="T25">id</text:span><text:span text:style-name="T109">. </text:span>Аргументы — <text:span text:style-name="T109">идентификатор или имя устройства и название датчика. </text:span>Если есть открытая для записи сессия, возвращает ее идентификатор.</text:p>
        </text:list-item>
        <text:list-item>
          <text:p text:style-name="P55">Подписка/<text:span text:style-name="T91">отписка</text:span> на данные от датчика из хранилища. <text:span text:style-name="T91">Заголовки — </text:span><text:span text:style-name="T18">subscribe</text:span><text:span text:style-name="T91">/</text:span><text:span text:style-name="T18">unsubscribe</text:span><text:span text:style-name="T91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91">, содержащее идентификатор устройства, название датчика и значение в том же формате, как и от устройства.</text:span>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94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6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8">личество отсчетов</text:span>. <text:span text:style-name="T106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0">Данные передаются в том же формате, как и в сообщениях от устройства (</text:span><text:span text:style-name="T17">meas</text:span><text:span text:style-name="T90">).</text:span></text:p>
        </text:list-item>
        <text:list-item>
          <text:p text:style-name="P56">Запрос данных из локального хранилища <text:span text:style-name="T134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8">личество отсчетов</text:span>. <text:span text:style-name="T106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0">Данные передаются в том же формате, как и в сообщениях от устройства (</text:span><text:span text:style-name="T17">meas</text:span><text:span text:style-name="T34">b</text:span><text:span text:style-name="T90">).</text:span></text:p>
        </text:list-item>
      </text:list>
      <text:h text:style-name="Heading_20_2" text:outline-level="2"><text:bookmark-start text:name="__RefHeading___Toc643_1510394967"/>Обработка данных <text:span text:style-name="T160">на языке JavaScript</text:span><text:bookmark-end text:name="__RefHeading___Toc643_1510394967"/></text:h>
      <text:list xml:id="list1622367238" text:style-name="L6">
        <text:list-item>
          <text:p text:style-name="P57">Перечисление списка javascript-программ. Заголовок — <text:span text:style-name="T28">js_</text:span><text:span text:style-name="T1">list</text:span>. Возвращает список <text:span text:style-name="T161">пар аргументов, содержащих название</text:span> <text:span text:style-name="T88">javascript-файла на стороне </text:span><text:s/><text:span text:style-name="T88">сервера и его состояние (1 — работает, 0 — остановлен).<text:line-break/>Пример:<text:line-break/>"ok|script1.js|1|script2.js|1|script3.js|0\n"</text:span></text:p>
        </text:list-item>
        <text:list-item>
          <text:p text:style-name="P58"><text:span text:style-name="T87">Остановка, запуск и перезапуск javascript-программы для обработки данных</text:span>. Заголов<text:span text:style-name="T87">ки</text:span> — <text:span text:style-name="T28">js_</text:span><text:span text:style-name="T16">start</text:span><text:span text:style-name="T87">, </text:span><text:span text:style-name="T16">js_stop</text:span><text:span text:style-name="T87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9">Загрузка скрипта на сервер. Заголовок — <text:span text:style-name="T1">js_upload</text:span>. Агрументы — название и текст скрипта. <text:span text:style-name="T159">Если скрипт уже есть, он обновляется, если нет — появляется новый.</text:span></text:p>
        </text:list-item>
        <text:list-item>
          <text:p text:style-name="P59"><text:soft-page-break/>Удаление скрипта с сервера. Заголовок — <text:span text:style-name="T1">js_remove</text:span>. Агрумент — название скрипта.</text:p>
        </text:list-item>
        <text:list-item>
          <text:p text:style-name="P60">Получение скрипта с сервера. Заголовок — <text:span text:style-name="T1">js_get</text:span>. Агрумент — название скрипта. Возвращает текст скрипта.</text:p>
        </text:list-item>
      </text:list>
      <text:p text:style-name="P23"/>
      <text:h text:style-name="Heading_20_2" text:outline-level="2">Обработка данных на языке GDIL (графический язык для организации взаимодействия устройств)</text:h>
      <text:list xml:id="list2028881831" text:style-name="L7">
        <text:list-item>
          <text:p text:style-name="P61">Перечисление списка GDIL-программ. Заголовок — <text:span text:style-name="T1">gdil_list</text:span>. Возвращает список пар аргументов, содержащих название GDIL-файла на стороне <text:s/>сервера и его состояние (1 — работает, 0 — остановлен).<text:line-break/>Пример:<text:line-break/>"ok|program1.gdil|1|program2.gdil|1|program3.gdil|0\n"</text:p>
        </text:list-item>
        <text:list-item>
          <text:p text:style-name="P61">Остановка, запуск и перезапуск GDIL-программы для обработки данных. Заголовки — <text:span text:style-name="T1">gdil_start</text:span>, <text:span text:style-name="T1">gdil_stop</text:span> и <text:span text:style-name="T1">gdil_restart</text:span>. Аргумент — имя файла программы (с расширением .gdil).</text:p>
        </text:list-item>
        <text:list-item>
          <text:p text:style-name="P61">Загрузка программы на сервер. Заголовок — <text:span text:style-name="T1">gdil_upload</text:span>. Агрументы — название и текст программы. Если программа уже есть, она обновляется, если нет — появляется новая.</text:p>
        </text:list-item>
        <text:list-item>
          <text:p text:style-name="P61">Удаление программы с сервера. Заголовок — <text:span text:style-name="T1">gdil_remove</text:span>. Агрумент — название программы.</text:p>
        </text:list-item>
        <text:list-item>
          <text:p text:style-name="P61">Получение программы с сервера. Заголовок — <text:span text:style-name="T1">gdil_get</text:span>. Агрумент — название программы. Возвращает текст программы.</text:p>
        </text:list-item>
        <text:list-item>
          <text:p text:style-name="P62">Запрос списка настраиваемых параметров. Заголовок — <text:span text:style-name="T1">gdil_list_config_options</text:span>. Аргумент — имя файла программы. В ответ будут передаваться сообщения <text:span text:style-name="T1">cmdata</text:span>, содержащие <text:span text:style-name="T162">следующие аргументы:</text:span></text:p>
          <text:list>
            <text:list-item>
              <text:p text:style-name="P68"><text:span text:style-name="T165">и</text:span>дентификатор блока — беззнаковое целое число в текстовом представлении;</text:p>
            </text:list-item>
            <text:list-item>
              <text:p text:style-name="P95">название параметра;</text:p>
            </text:list-item>
            <text:list-item>
              <text:p text:style-name="P69">ограничения на тип значения: список через запятую, содержащий содержащий следующие варианты: single — единичные значения, array — массивы, bool — логические значения;</text:p>
            </text:list-item>
            <text:list-item>
              <text:p text:style-name="P69">ограничение на размерность: 0 — любая размерность значений, 1 и более — только значения конкретной размерности;</text:p>
            </text:list-item>
            <text:list-item>
              <text:p text:style-name="P70">тип текущего значения — single, array или bool;</text:p>
            </text:list-item>
            <text:list-item>
              <text:p text:style-name="P68">размерность текущего значения — целое положительное число;</text:p>
            </text:list-item>
            <text:list-item>
              <text:p text:style-name="P63"><text:span text:style-name="T163">все последующие аргументы — текущее значение в формате, аналогичном сообщению </text:span><text:span text:style-name="T43">meas</text:span><text:span text:style-name="T163"> от устройства.</text:span></text:p>
            </text:list-item>
          </text:list>
        </text:list-item>
        <text:list-item>
          <text:p text:style-name="P64"><text:span text:style-name="T164">Установка значения настраиваемого параметра. Заголовок — </text:span><text:span text:style-name="T44">gdil_set_config_option</text:span><text:span text:style-name="T164">. Аргументы:</text:span></text:p>
          <text:list>
            <text:list-item>
              <text:p text:style-name="P71">имя файла программы;</text:p>
            </text:list-item>
            <text:list-item>
              <text:p text:style-name="P73">идентификатор блока — беззнаковое целое число в текстовом представлении;</text:p>
            </text:list-item>
            <text:list-item>
              <text:p text:style-name="P96">название параметра;</text:p>
            </text:list-item>
            <text:list-item>
              <text:p text:style-name="P73">тип значения — single, array или bool;</text:p>
            </text:list-item>
            <text:list-item>
              <text:p text:style-name="P73">размерность значения — целое положительное число;</text:p>
            </text:list-item>
            <text:list-item>
              <text:p text:style-name="P65"><text:span text:style-name="T163">все последующие аргументы — текущее значение в формате, аналогичном сообщению </text:span><text:span text:style-name="T43">meas</text:span><text:span text:style-name="T163"> от устройства.</text:span></text:p>
            </text:list-item>
          </text:list>
        </text:list-item>
        <text:list-item>
          <text:p text:style-name="P65"><text:span text:style-name="T166">Запрос списка настраиваемых таймеров для программы. Заголовок — </text:span><text:span text:style-name="T45">gdil_list_timers</text:span><text:span text:style-name="T166">. Аргумент — имя файла программы. </text:span>В ответ будут передаваться сообщения <text:span text:style-name="T1">cmdata</text:span>, содержащие <text:span text:style-name="T162">следующие аргументы:</text:span></text:p>
          <text:list>
            <text:list-item>
              <text:p text:style-name="P74">идентификатор блока — беззнаковое целое число в текстовом представлении;</text:p>
            </text:list-item>
            <text:list-item>
              <text:p text:style-name="P97">название блока;</text:p>
            </text:list-item>
            <text:list-item>
              <text:p text:style-name="P71">время первого запуска таймера в формате unix time — число секунд с 01.01.1970 <text:soft-page-break/>00:00;</text:p>
            </text:list-item>
            <text:list-item>
              <text:p text:style-name="P66"><text:span text:style-name="T167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span></text:p>
            </text:list-item>
            <text:list-item>
              <text:p text:style-name="P76">интервал повтора для таймеров, срабатывающих раз в X секунд, минут, часов или дней — положительное целое число.</text:p>
            </text:list-item>
          </text:list>
        </text:list-item>
        <text:list-item>
          <text:p text:style-name="P67"><text:span text:style-name="T168">Установка настраиваемого таймера для программы. Заголовок — </text:span><text:span text:style-name="T46">gdil_set_timer</text:span><text:span text:style-name="T168">. Аргументы:</text:span></text:p>
          <text:list>
            <text:list-item>
              <text:p text:style-name="P77">имя файла программы;</text:p>
            </text:list-item>
            <text:list-item>
              <text:p text:style-name="P75">идентификатор блока — беззнаковое целое число в текстовом представлении;</text:p>
            </text:list-item>
            <text:list-item>
              <text:p text:style-name="P72">время первого запуска таймера в формате unix time — число секунд с 01.01.1970 00:00;</text:p>
            </text:list-item>
            <text:list-item>
              <text:p text:style-name="P78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76">интервал повтора для таймеров, срабатывающих раз в X секунд, минут, часов или дней — положительное целое число.<text:line-break/></text:p>
            </text:list-item>
          </text:list>
        </text:list-item>
      </text:list>
      <text:h text:style-name="Heading_20_2" text:outline-level="2">Управление политик<text:span text:style-name="T140">ой</text:span> доступа</text:h>
      <text:p text:style-name="P25"><text:span text:style-name="T47">Управление </text:span><text:span text:style-name="T71">политикой доступа</text:span><text:span text:style-name="T47"> на сервере производится с помощью сообщения с заголовком </text:span><text:span text:style-name="T35">apm</text:span><text:span text:style-name="T47">. Аргументы сообщения содержат вложенную команду и ее собственные аргументы. Пример:</text:span></text:p>
      <text:p text:style-name="P17">"<text:span text:style-name="T140">apm</text:span>|<text:span text:style-name="T140">user|list</text:span>\n"</text:p>
      <text:p text:style-name="P22">Некоторые команды доступны только при наличии соответствующих разрешений.</text:p>
      <text:p text:style-name="P21">Описание команд:</text:p>
      <text:list xml:id="list2957023835" text:style-name="L8">
        <text:list-item>
          <text:p text:style-name="P79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79">Запрос списка пользователей. Заголовок — <text:span text:style-name="T1">list</text:span>. Аргументы отсутствуют. <text:span text:style-name="T151">Список пользователей передается сообщениями </text:span><text:span text:style-name="T40">cmdata</text:span><text:span text:style-name="T151">, в каждом из которых содержится идентификатор пользователя и его имя.</text:span></text:p>
            </text:list-item>
            <text:list-item>
              <text:p text:style-name="P79">Создание пользователя. Заголовок — <text:span text:style-name="T1">create</text:span>. Аргументы — <text:span text:style-name="T141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79">Смена своего пароля. Заголовок — <text:span text:style-name="T1">passwd</text:span>. Аргумент<text:span text:style-name="T141">ы</text:span> — <text:span text:style-name="T141">старый пароль, </text:span>новый пароль.</text:p>
            </text:list-item>
            <text:list-item>
              <text:p text:style-name="P80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82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82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80">Управление группами пользователей. Заголовок — <text:span text:style-name="T1">grp</text:span>. Подкоманды:</text:p>
          <text:list>
            <text:list-item>
              <text:p text:style-name="P80">Запрос списка групп. Заголовок — <text:span text:style-name="T1">list</text:span>. <text:span text:style-name="T152">Каждая группа передается в сообщении </text:span><text:span text:style-name="T40">cmdata</text:span><text:span text:style-name="T151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80">Создание группы. Заголовок — <text:span text:style-name="T1">create</text:span>. Аргумент — уникальное название группы. <text:span text:style-name="T149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80">Удаление группы. Заголовок — <text:span text:style-name="T1">del</text:span>. Аргумент — название группы.</text:p>
            </text:list-item>
            <text:list-item>
              <text:p text:style-name="P80"><text:soft-page-break/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43">ы</text:span> — <text:span text:style-name="T143">название группы и </text:span>имя пользователя.</text:p>
            </text:list-item>
            <text:list-item>
              <text:p text:style-name="P80">Получение списка имен пользователей в группе. Заголовок — <text:span text:style-name="T1">list_users</text:span>. <text:span text:style-name="T143">Аргумент — название группы.</text:span> Возвращает список имен пользователей в группе.</text:p>
            </text:list-item>
            <text:list-item>
              <text:p text:style-name="P81">Запрос имени модератора группы. <text:span text:style-name="T142">Заголовок — </text:span><text:span text:style-name="T36">get_moder</text:span><text:span text:style-name="T142">. Аргумент — название группы. Возвращает имя пользователя-модератора группы.</text:span></text:p>
            </text:list-item>
            <text:list-item>
              <text:p text:style-name="P84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83">Получение идентификатора <text:span text:style-name="T144">группы</text:span> по <text:span text:style-name="T144">названию</text:span>. Заголовок — <text:span text:style-name="T37">g</text:span><text:span text:style-name="T1">id</text:span>. Аргумент — <text:span text:style-name="T144">название группы</text:span>. Возвращает идентификатор <text:span text:style-name="T144">группы</text:span>.</text:p>
            </text:list-item>
            <text:list-item>
              <text:p text:style-name="P83">Получение <text:span text:style-name="T144">названия</text:span> <text:span text:style-name="T144">группы</text:span> по идентификатору. Заголовок — <text:span text:style-name="T1">name</text:span>. Аргумент — идентификатор <text:span text:style-name="T144">группы</text:span>. Возвращает <text:span text:style-name="T144">название</text:span> <text:span text:style-name="T144">группы</text:span>.</text:p>
            </text:list-item>
          </text:list>
        </text:list-item>
        <text:list-item>
          <text:p text:style-name="P85">Управление устройствами. Заголовок — <text:span text:style-name="T1">dev</text:span>. Подкоманды:</text:p>
          <text:list>
            <text:list-item>
              <text:p text:style-name="P86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87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53">Передается последовательность сообщений </text:span><text:span text:style-name="T41">cmdata</text:span><text:span text:style-name="T153">, содержащих: символ '</text:span><text:span text:style-name="T38">u</text:span><text:span text:style-name="T145">' или '</text:span><text:span text:style-name="T38">g</text:span><text:span text:style-name="T145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45"> — чтение данных из хранилищ, </text:span><text:span text:style-name="T38">m</text:span><text:span text:style-name="T145"> — управление хранилищами, </text:span><text:span text:style-name="T38">s</text:span><text:span text:style-name="T145"> — чтение состояния устройства, </text:span><text:span text:style-name="T38">e</text:span><text:span text:style-name="T145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88">Задание правила доступа. Заголовок — <text:span text:style-name="T1">set_rule</text:span>. Аргументы: <text:span text:style-name="T146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89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2314505369" text:style-name="L9">
        <text:list-item>
          <text:p text:style-name="P90">Идентификация устройства. Заголовок — <text:span text:style-name="T1">device_identified</text:span>. Аргументы — идентификатор <text:span text:style-name="T132">устройства,</text:span> имя устройства, <text:span text:style-name="T136">опционально идентификатор</text:span> <text:span text:style-name="T132">типа устройства</text:span>.</text:p>
        </text:list-item>
        <text:list-item>
          <text:p text:style-name="P90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91">Добавление хранилища для датчика — <text:span text:style-name="T1">storage_created</text:span>. Агрументы:</text:p>
          <text:list>
            <text:list-item>
              <text:p text:style-name="P38">идентификатор устройства</text:p>
            </text:list-item>
            <text:list-item>
              <text:p text:style-name="P38">имя устройства</text:p>
            </text:list-item>
            <text:list-item>
              <text:p text:style-name="P38">имя датчика</text:p>
            </text:list-item>
            <text:list-item>
              <text:p text:style-name="P38">тип значений <text:span text:style-name="T92">датчика</text:span></text:p>
            </text:list-item>
            <text:list-item>
              <text:p text:style-name="P38">ограничения значений в виде "key1=value1;key2=value2"</text:p>
            </text:list-item>
            <text:list-item>
              <text:p text:style-name="P38">тип хранилища (continuous, auto_sessions, last_n_values,memory)</text:p>
            </text:list-item>
            <text:list-item>
              <text:p text:style-name="P38">правило преобразования временной метки (dont_touch, add_gt, drop_time)</text:p>
            </text:list-item>
            <text:list-item>
              <text:p text:style-name="P40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91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92"><text:soft-page-break/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93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94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53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86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48" text:outline-level="1"><text:bookmark-start text:name="__RefHeading___Toc647_1510394967"/><text:soft-page-break/>Обработка данных на языке javascript<text:bookmark-end text:name="__RefHeading___Toc647_1510394967"/></text:h>
      <text:p text:style-name="P5">Скрипты <text:span text:style-name="T99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54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100">Свойства</text:span>:<text:bookmark-end text:name="__RefHeading___Toc1283_945740794"/></text:h>
      <text:list xml:id="list587098354" text:style-name="L10">
        <text:list-item>
          <text:p text:style-name="P121"><text:span text:style-name="T115">S</text:span>ensorsDatabase — <text:span text:style-name="T101">объект, предоставляющий доступ к</text:span> баз<text:span text:style-name="T101">е</text:span> <text:span text:style-name="T102">хранилищ </text:span>датчиков</text:p>
        </text:list-item>
        <text:list-item>
          <text:p text:style-name="P121"><text:span text:style-name="T115">D</text:span>evices — <text:span text:style-name="T101">объект, предоставляющий доступ к списку подключенных</text:span> устройств</text:p>
        </text:list-item>
      </text:list>
      <text:h text:style-name="P154" text:outline-level="2"><text:bookmark-start text:name="__RefHeading___Toc1065_3042225372"/>Объект script.<text:span text:style-name="T116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1922594894" text:style-name="L11">
        <text:list-item>
          <text:p text:style-name="P122">isOpened — возвращает true/false, в зависимости от того, открыта ли база <text:span text:style-name="T103">или нет</text:span></text:p>
        </text:list-item>
        <text:list-item>
          <text:p text:style-name="P123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23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23">StorageId id — идентификатор хранилища</text:p>
            </text:list-item>
          </text:list>
        </text:list-item>
        <text:list-item>
          <text:p text:style-name="P125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10">или </text:span>null в случае ошибки<text:line-break/>Параметры:</text:p>
          <text:list>
            <text:list-item>
              <text:p text:style-name="P125">Объект, описывающий создаваемое хранилище. Должен содержать следующие <text:span text:style-name="T104">свойства</text:span>:</text:p>
              <text:list>
                <text:list-item>
                  <text:p text:style-name="P125">String deviceId — идентификатор устройства (строка в формате UUID)</text:p>
                </text:list-item>
                <text:list-item>
                  <text:p text:style-name="P126">String sensorName — <text:span text:style-name="T104">название датчика</text:span></text:p>
                </text:list-item>
                <text:list-item>
                  <text:p text:style-name="P125">String storeMode — <text:span text:style-name="T105">режим хранения данных ("continuous", "manual_sessions", "memory" или "last_n_values")</text:span></text:p>
                </text:list-item>
                <text:list-item>
                  <text:p text:style-name="P127">String tsRule — правило преобразования временной метки ("dont_touch", <text:soft-page-break/>"add_global_time" или "drop_time"), по-умолчанию add_global_time</text:p>
                </text:list-item>
                <text:list-item>
                  <text:p text:style-name="P128">Number N — количество отсчетов для режима <text:span text:style-name="T105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2887086459" text:style-name="L12">
        <text:list-item>
          <text:p text:style-name="P129">opened — выдается при открытии базы хранилищ</text:p>
        </text:list-item>
        <text:list-item>
          <text:p text:style-name="P129">closed — выдается при закрытии базы хранилищ</text:p>
        </text:list-item>
        <text:list-item>
          <text:p text:style-name="P129">storageCreated — выдается при создании нового хранилища<text:line-break/>Параметры</text:p>
          <text:list>
            <text:list-item>
              <text:p text:style-name="P124">StorageId id — идентификатор хранилища</text:p>
            </text:list-item>
          </text:list>
        </text:list-item>
        <text:list-item>
          <text:p text:style-name="P129">storageRemoved — выдается при удалении хранилища<text:line-break/>Параметры</text:p>
          <text:list>
            <text:list-item>
              <text:p text:style-name="P124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17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2402533021" text:style-name="L13">
        <text:list-item>
          <text:p text:style-name="P130"><text:span text:style-name="T118">d</text:span>evices — <text:span text:style-name="T118">возвращает массив идентификаторов подключенных устройств (строки в формате UUID)</text:span></text:p>
        </text:list-item>
        <text:list-item>
          <text:p text:style-name="P131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31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31">registerVirtualDevice — регистрирует виртуальное устройство, <text:span text:style-name="T119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31">String id — идентификатор устройства</text:p>
            </text:list-item>
            <text:list-item>
              <text:p text:style-name="P131">String name — название устройства</text:p>
            </text:list-item>
            <text:list-item>
              <text:p text:style-name="P132">String typeIdStr — идентификатор типа устройства (может быть null)</text:p>
            </text:list-item>
            <text:list-item>
              <text:p text:style-name="P131">String sensors<text:span text:style-name="T138">Str</text:span> — строка, содержащая xml <text:span text:style-name="T138">или json </text:span>описание списка датчиков</text:p>
            </text:list-item>
            <text:list-item>
              <text:p text:style-name="P131">String contorls<text:span text:style-name="T138">Str</text:span> — строка, содержащая xml <text:span text:style-name="T138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3576395717" text:style-name="L14">
        <text:list-item>
          <text:p text:style-name="P133">deviceIdentified — выдается при идентификации устройства<text:line-break/>Параметры</text:p>
          <text:list>
            <text:list-item>
              <text:p text:style-name="P133"><text:soft-page-break/>String id — идентификатор устройства</text:p>
            </text:list-item>
            <text:list-item>
              <text:p text:style-name="P133">String name — название устройства</text:p>
            </text:list-item>
            <text:list-item>
              <text:p text:style-name="P134">String typeId — идентификатор типа устройства (может быть null)</text:p>
            </text:list-item>
          </text:list>
        </text:list-item>
        <text:list-item>
          <text:p text:style-name="P133">deviceDisconnected — выдается при отключении устройства<text:line-break/>Параметры</text:p>
          <text:list>
            <text:list-item>
              <text:p text:style-name="P133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1601662196" text:style-name="L15">
        <text:list-item>
          <text:p text:style-name="P135">isOpened — возвращает true, если <text:span text:style-name="T123">хранилище</text:span> открыт<text:span text:style-name="T123">о</text:span></text:p>
        </text:list-item>
        <text:list-item>
          <text:p text:style-name="P136">valuesType — <text:span text:style-name="T123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35">deviceId — <text:span text:style-name="T120">возвращает </text:span>идентификатор устройства</text:p>
        </text:list-item>
        <text:list-item>
          <text:p text:style-name="P137">deviceName — возвращает название устройства</text:p>
        </text:list-item>
        <text:list-item>
          <text:p text:style-name="P137">sensorName — возвращает название датчика</text:p>
        </text:list-item>
        <text:list-item>
          <text:p text:style-name="P137">readAttribute — возвращает значение привязанного к базе атрибута<text:line-break/>Параметры</text:p>
          <text:list>
            <text:list-item>
              <text:p text:style-name="P137">String key — ключ</text:p>
            </text:list-item>
          </text:list>
        </text:list-item>
        <text:list-item>
          <text:p text:style-name="P137">valuesCount — возвращает количество записей в базе (измерений)</text:p>
        </text:list-item>
        <text:list-item>
          <text:p text:style-name="P137">valueAt — возвращает измерение — объект SensorValue<text:line-break/>Параметры</text:p>
          <text:list>
            <text:list-item>
              <text:p text:style-name="P137">index — индекс записи в базе (0-based)</text:p>
            </text:list-item>
          </text:list>
        </text:list-item>
        <text:list-item>
          <text:p text:style-name="P138">getStoreMode — возвращает тип самой базы, определяющий способ хранени<text:span text:style-name="T121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320710134" text:style-name="L16">
        <text:list-item>
          <text:p text:style-name="P139">newValueWritten — выдается, когда в базу записывается новое значение<text:line-break/>Параметры</text:p>
          <text:list>
            <text:list-item>
              <text:p text:style-name="P139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22">TODO</text:span></text:p>
      <text:h text:style-name="Heading_20_2" text:outline-level="2"><text:bookmark-start text:name="__RefHeading___Toc1303_945740794"/><text:soft-page-break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2403343788" text:style-name="L17">
        <text:list-item>
          <text:p text:style-name="P140">isIdentified — возвращает true, если устройство идентифицировано</text:p>
        </text:list-item>
        <text:list-item>
          <text:p text:style-name="P140">id — возвращает идентификатор устройства</text:p>
        </text:list-item>
        <text:list-item>
          <text:p text:style-name="P140">name — возвращает название устройства</text:p>
        </text:list-item>
        <text:list-item>
          <text:p text:style-name="P140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40">String cmd — команда устройству</text:p>
            </text:list-item>
            <text:list-item>
              <text:p text:style-name="P140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1269635023" text:style-name="L18">
        <text:list-item>
          <text:p text:style-name="P141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1113412486" text:style-name="L19">
        <text:list-item>
          <text:p text:style-name="P142">writeInfo — генерирует сообщение info от устройства<text:line-break/>Параметры</text:p>
          <text:list>
            <text:list-item>
              <text:p text:style-name="P142"><text:span text:style-name="T139">Array </text:span>args — аргументы сообщения</text:p>
            </text:list-item>
          </text:list>
        </text:list-item>
        <text:list-item>
          <text:p text:style-name="P142">writeMeasurement — генерирует сообщение от устройства, содержащее измерение<text:line-break/>Параметры</text:p>
          <text:list>
            <text:list-item>
              <text:p text:style-name="P142"><text:span text:style-name="T139">String </text:span>name — название датчика</text:p>
            </text:list-item>
            <text:list-item>
              <text:p text:style-name="P142"><text:span text:style-name="T139">SensorValue </text:span>value — <text:span text:style-name="T124">измерение (объект SensorValue)</text:span></text:p>
            </text:list-item>
          </text:list>
        </text:list-item>
        <text:list-item>
          <text:p text:style-name="P143">setCommandCallback — устанавливает функцию-обработчик для команд устройству <text:line-break/>Параметры</text:p>
          <text:list>
            <text:list-item>
              <text:p text:style-name="P143">Function func — javascript-функция обработчик (должна принимать 2 параметра — строка-команда и массив строк — аргументы команды) <text:span text:style-name="T131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44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44"><text:soft-page-break/>String cmd — команда</text:p>
            </text:list-item>
            <text:list-item>
              <text:p text:style-name="P144">Number paramIndex — номер параметра команды (начиная с 1)</text:p>
            </text:list-item>
            <text:list-item>
              <text:p text:style-name="P144">value — новое значение параметра (строка или число)</text:p>
            </text:list-item>
          </text:list>
        </text:list-item>
        <text:list-item>
          <text:p text:style-name="P144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44">String paramName — название параметра</text:p>
            </text:list-item>
            <text:list-item>
              <text:p text:style-name="P144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1684064287" text:style-name="L20">
        <text:list-item>
          <text:p text:style-name="P145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4204129658" text:style-name="L21">
        <text:list-item>
          <text:p text:style-name="P146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21">javascript тип Date)</text:span></text:p>
        </text:list-item>
        <text:list-item>
          <text:p text:style-name="P147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5-05T16:06:32.821623278</dc:date>
    <meta:editing-cycles>391</meta:editing-cycles>
    <meta:editing-duration>P14DT5H17M21S</meta:editing-duration>
    <meta:generator>LibreOffice/6.2.8.2$Linux_X86_64 LibreOffice_project/20$Build-2</meta:generator>
    <dc:creator>Денис  Беспалов</dc:creator>
    <meta:document-statistic meta:table-count="1" meta:image-count="0" meta:object-count="0" meta:page-count="16" meta:paragraph-count="320" meta:word-count="3914" meta:character-count="32313" meta:non-whitespace-character-count="28634"/>
  </office:meta>
</office:document-meta>
</file>